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weight="bold" officeooo:rsid="001c9fd5" officeooo:paragraph-rsid="001c9fd5" style:font-weight-asian="bold" style:font-weight-complex="bold"/>
    </style:style>
    <style:style style:name="P2" style:family="paragraph" style:parent-style-name="Standard">
      <style:text-properties style:font-name="Consolas" fo:font-weight="bold" officeooo:rsid="001cc5b4" officeooo:paragraph-rsid="001cc5b4" style:font-weight-asian="bold" style:font-weight-complex="bold"/>
    </style:style>
    <style:style style:name="P3" style:family="paragraph" style:parent-style-name="Standard">
      <style:text-properties style:font-name="Consolas" fo:font-weight="bold" officeooo:rsid="001cc5b4" officeooo:paragraph-rsid="001ffb95" style:font-weight-asian="bold" style:font-weight-complex="bold"/>
    </style:style>
    <style:style style:name="P4" style:family="paragraph" style:parent-style-name="Standard">
      <style:text-properties style:font-name="Consolas" fo:font-weight="bold" officeooo:rsid="001ffb95" officeooo:paragraph-rsid="001ffb95" style:font-weight-asian="bold" style:font-weight-complex="bold"/>
    </style:style>
    <style:style style:name="P5" style:family="paragraph" style:parent-style-name="Text_20_body">
      <style:text-properties style:font-name="Consolas" fo:font-weight="bold" officeooo:rsid="002164d8" officeooo:paragraph-rsid="002164d8" style:font-weight-asian="bold" style:font-weight-complex="bold"/>
    </style:style>
    <style:style style:name="P6" style:family="paragraph" style:parent-style-name="Text_20_body">
      <style:text-properties style:font-name="Consolas" fo:font-weight="bold" officeooo:rsid="00224cee" officeooo:paragraph-rsid="00224cee" style:font-weight-asian="bold" style:font-weight-complex="bold"/>
    </style:style>
    <style:style style:name="P7" style:family="paragraph" style:parent-style-name="Standard">
      <style:text-properties style:font-name="Consolas" fo:font-weight="normal" officeooo:rsid="001cc5b4" officeooo:paragraph-rsid="001cc5b4" style:font-weight-asian="normal" style:font-weight-complex="normal"/>
    </style:style>
    <style:style style:name="P8" style:family="paragraph" style:parent-style-name="Standard">
      <style:text-properties style:font-name="Consolas" fo:font-weight="normal" officeooo:rsid="001cc5b4" officeooo:paragraph-rsid="001ffb95" style:font-weight-asian="normal" style:font-weight-complex="normal"/>
    </style:style>
    <style:style style:name="P9" style:family="paragraph" style:parent-style-name="Standard">
      <style:text-properties style:font-name="Consolas" fo:font-weight="normal" officeooo:rsid="001c9fd5" officeooo:paragraph-rsid="001c9fd5" style:font-weight-asian="normal" style:font-weight-complex="normal"/>
    </style:style>
    <style:style style:name="P10" style:family="paragraph" style:parent-style-name="Standard">
      <style:text-properties style:font-name="Consolas" fo:font-weight="normal" officeooo:rsid="001ffb95" officeooo:paragraph-rsid="001ffb95" style:font-weight-asian="normal" style:font-weight-complex="normal"/>
    </style:style>
    <style:style style:name="P11" style:family="paragraph" style:parent-style-name="Text_20_body">
      <style:text-properties style:font-name="Consolas" fo:font-weight="normal" officeooo:rsid="00210036" officeooo:paragraph-rsid="00210036" style:font-weight-asian="normal" style:font-weight-complex="normal"/>
    </style:style>
    <style:style style:name="P12" style:family="paragraph" style:parent-style-name="Text_20_body">
      <style:text-properties style:font-name="Consolas" fo:font-weight="normal" officeooo:rsid="002164d8" officeooo:paragraph-rsid="002164d8" style:font-weight-asian="normal" style:font-weight-complex="normal"/>
    </style:style>
    <style:style style:name="P13" style:family="paragraph" style:parent-style-name="Text_20_body">
      <style:text-properties style:font-name="Consolas" fo:font-weight="normal" officeooo:rsid="00224cee" officeooo:paragraph-rsid="00224cee" style:font-weight-asian="normal" style:font-weight-complex="normal"/>
    </style:style>
    <style:style style:name="P14" style:family="paragraph" style:parent-style-name="Standard">
      <style:text-properties style:font-name="Consolas" fo:font-style="italic" fo:font-weight="normal" officeooo:rsid="001c9fd5" officeooo:paragraph-rsid="001c9fd5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Consolas" fo:font-style="normal" fo:font-weight="normal" officeooo:rsid="001ffb95" officeooo:paragraph-rsid="001ffb95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font-name="Consolas" fo:font-style="normal" style:text-underline-style="none" fo:font-weight="bold" officeooo:rsid="002164d8" officeooo:paragraph-rsid="002164d8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style:font-name="Consolas" fo:font-style="normal" style:text-underline-style="none" fo:font-weight="bold" officeooo:rsid="00236989" officeooo:paragraph-rsid="00236989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style:font-name="Consolas" fo:font-style="normal" style:text-underline-style="none" fo:font-weight="normal" officeooo:rsid="00224cee" officeooo:paragraph-rsid="00224cee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Consolas" fo:font-style="normal" style:text-underline-style="none" fo:font-weight="normal" officeooo:rsid="00236989" officeooo:paragraph-rsid="00236989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Consolas" officeooo:rsid="001ffb95" officeooo:paragraph-rsid="001ffb95"/>
    </style:style>
    <style:style style:name="P21" style:family="paragraph" style:parent-style-name="Text_20_body">
      <style:text-properties style:font-name="Consolas" officeooo:rsid="00210036" officeooo:paragraph-rsid="00210036"/>
    </style:style>
    <style:style style:name="P22" style:family="paragraph" style:parent-style-name="Standard">
      <style:text-properties style:font-name="Consolas" fo:font-weight="normal" officeooo:rsid="001cc5b4" officeooo:paragraph-rsid="001cc5b4" style:font-weight-asian="normal" style:font-weight-complex="normal"/>
    </style:style>
    <style:style style:name="P23" style:family="paragraph" style:parent-style-name="Standard">
      <style:text-properties style:font-name="Consolas" fo:font-weight="normal" officeooo:rsid="001cc5b4" officeooo:paragraph-rsid="0029b722" style:font-weight-asian="normal" style:font-weight-complex="normal"/>
    </style:style>
    <style:style style:name="P24" style:family="paragraph" style:parent-style-name="Standard">
      <style:text-properties style:font-name="Consolas" fo:font-weight="normal" officeooo:rsid="0029b722" officeooo:paragraph-rsid="0029b722" style:font-weight-asian="normal" style:font-weight-complex="normal"/>
    </style:style>
    <style:style style:name="P25" style:family="paragraph" style:parent-style-name="Standard">
      <style:text-properties style:font-name="Consolas" fo:font-weight="normal" officeooo:rsid="0029b722" officeooo:paragraph-rsid="001cc5b4" style:font-weight-asian="normal" style:font-weight-complex="normal"/>
    </style:style>
    <style:style style:name="P26" style:family="paragraph" style:parent-style-name="Standard">
      <style:text-properties style:font-name="Consolas" fo:font-weight="bold" officeooo:rsid="001c9fd5" officeooo:paragraph-rsid="001c9fd5" style:font-weight-asian="bold" style:font-weight-complex="bold"/>
    </style:style>
    <style:style style:name="P27" style:family="paragraph" style:parent-style-name="Standard">
      <style:text-properties style:font-name="Consolas" fo:font-weight="bold" officeooo:rsid="0029b722" officeooo:paragraph-rsid="0029b722" style:font-weight-asian="bold" style:font-weight-complex="bold"/>
    </style:style>
    <style:style style:name="P28" style:family="paragraph" style:parent-style-name="Text_20_body">
      <style:text-properties style:font-name="Consolas" fo:font-weight="bold" officeooo:rsid="001ffb95" officeooo:paragraph-rsid="001ffb95" style:font-weight-asian="bold" style:font-weight-complex="bold"/>
    </style:style>
    <style:style style:name="P29" style:family="paragraph" style:parent-style-name="Text_20_body">
      <style:text-properties style:font-name="Consolas" fo:font-weight="bold" officeooo:rsid="00224cee" officeooo:paragraph-rsid="002abefa" style:font-weight-asian="bold" style:font-weight-complex="bold"/>
    </style:style>
    <style:style style:name="P30" style:family="paragraph" style:parent-style-name="Text_20_body">
      <style:text-properties style:font-name="Consolas" fo:font-weight="normal" officeooo:rsid="0029c6e7" officeooo:paragraph-rsid="0029c6e7" style:font-weight-asian="normal" style:font-weight-complex="normal"/>
    </style:style>
    <style:style style:name="P31" style:family="paragraph" style:parent-style-name="Text_20_body">
      <style:text-properties style:font-name="Consolas" fo:font-weight="normal" officeooo:rsid="00224cee" officeooo:paragraph-rsid="00224cee" style:font-weight-asian="normal" style:font-weight-complex="normal"/>
    </style:style>
    <style:style style:name="P32" style:family="paragraph" style:parent-style-name="Text_20_body">
      <style:text-properties style:font-name="Consolas" fo:font-style="normal" style:text-underline-style="none" fo:font-weight="bold" officeooo:rsid="002164d8" officeooo:paragraph-rsid="002164d8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style:font-name="Consolas" fo:font-style="normal" style:text-underline-style="none" fo:font-weight="normal" officeooo:rsid="00224cee" officeooo:paragraph-rsid="00224cee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Consolas" fo:font-style="normal" style:text-underline-style="none" fo:font-weight="normal" officeooo:rsid="0029c6e7" officeooo:paragraph-rsid="0029c6e7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Consolas" fo:font-style="normal" style:text-underline-style="none" fo:font-weight="normal" officeooo:rsid="002abefa" officeooo:paragraph-rsid="002abefa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Consolas" fo:font-style="normal" style:text-underline-style="none" fo:font-weight="normal" officeooo:rsid="00236989" officeooo:paragraph-rsid="00236989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c5b4" style:font-weight-asian="normal" style:font-weight-complex="normal"/>
    </style:style>
    <style:style style:name="T3" style:family="text">
      <style:text-properties fo:font-weight="normal" officeooo:rsid="0029b72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6f26" style:font-weight-asian="bold" style:font-weight-complex="bold"/>
    </style:style>
    <style:style style:name="T6" style:family="text">
      <style:text-properties fo:font-weight="bold" officeooo:rsid="0029b722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e6f26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1e6f2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1e6f26"/>
    </style:style>
    <style:style style:name="T16" style:family="text">
      <style:text-properties officeooo:rsid="001ffb95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none" officeooo:rsid="00224cee" style:font-style-asian="normal" style:font-style-complex="normal"/>
    </style:style>
    <style:style style:name="T22" style:family="text">
      <style:text-properties fo:font-style="normal" style:text-underline-style="none" officeooo:rsid="0028394f" style:font-style-asian="normal" style:font-style-complex="normal"/>
    </style:style>
    <style:style style:name="T23" style:family="text">
      <style:text-properties officeooo:rsid="00210036"/>
    </style:style>
    <style:style style:name="T24" style:family="text">
      <style:text-properties style:text-underline-style="none"/>
    </style:style>
    <style:style style:name="T25" style:family="text">
      <style:text-properties officeooo:rsid="00224cee"/>
    </style:style>
    <style:style style:name="T26" style:family="text">
      <style:text-properties officeooo:rsid="0029b722"/>
    </style:style>
    <style:style style:name="T27" style:family="text">
      <style:text-properties officeooo:rsid="001cc5b4"/>
    </style:style>
    <style:style style:name="T28" style:family="text">
      <style:text-properties officeooo:rsid="0029c6e7"/>
    </style:style>
    <style:style style:name="T29" style:family="text">
      <style:text-properties officeooo:rsid="002abe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NAMA<text:tab/><text:tab/>: Muhammad Rafi’ Abdurrahman</text:p>
      <text:p text:style-name="P1">NIM<text:tab/><text:tab/>: 18224004</text:p>
      <text:p text:style-name="P1"/>
      <text:p text:style-name="P9"><text:span text:style-name="T5">constant</text:span> NIL: NULL</text:p>
      <text:p text:style-name="P14">/* Selektor */</text:p>
      <text:p text:style-name="P9"><text:span text:style-name="T10">constant</text:span> ROOT(p): (p)-&gt;info</text:p>
      <text:p text:style-name="P9"><text:span text:style-name="T9">constant</text:span> LEFT(p):(p)-&gt;left</text:p>
      <text:p text:style-name="P9"><text:span text:style-name="T9">constant</text:span> RIGHT(p): (p)→right</text:p>
      <text:p text:style-name="P9"/>
      <text:p text:style-name="P9">type ElType: <text:span text:style-name="T15">integer</text:span></text:p>
      <text:p text:style-name="P9">type Address: <text:span text:style-name="T15">pointer to TreeNode</text:span></text:p>
      <text:p text:style-name="P9">{ Type Pohon Biner }</text:p>
      <text:p text:style-name="P9">type BinTree: Address</text:p>
      <text:p text:style-name="P9">type TreeNode: &lt; info: ElType, { simpul/akar }</text:p>
      <text:p text:style-name="P9"><text:tab/><text:tab/><text:tab/>left: BinTree, { subpohon kiri }</text:p>
      <text:p text:style-name="P9"><text:tab/><text:tab/><text:tab/>right: BinTree { subpohon kanan } &gt;</text:p>
      <text:p text:style-name="P9"/>
      <text:p text:style-name="P1"><text:span text:style-name="T7">function</text:span> <text:span text:style-name="T1">search (P: BinTree, X: ElType) </text:span><text:span text:style-name="T2">→ boolean </text:span><text:span text:style-name="T3">→ address </text:span></text:p>
      <text:p text:style-name="P27"><text:span text:style-name="T3">l, </text:span><text:span text:style-name="T1">r : boolean</text:span></text:p>
      <text:p text:style-name="P2">ALGORITMA</text:p>
      <text:p text:style-name="P7">if ROOT(P) = X then</text:p>
      <text:p text:style-name="P7"><text:tab/>→ true</text:p>
      <text:p text:style-name="P7"><text:tab/>→ <text:span text:style-name="T26">p</text:span></text:p>
      <text:p text:style-name="P7">else then</text:p>
      <text:p text:style-name="P7"><text:tab/><text:span text:style-name="T6">address</text:span></text:p>
      <text:p text:style-name="P24"><text:span text:style-name="T4"><text:tab/></text:span><text:span text:style-name="T27">search(LEFT(P), X)</text:span></text:p>
      <text:p text:style-name="P24"><text:tab/><text:span text:style-name="T27">search(RIGHT(P), X)</text:span></text:p>
      <text:p text:style-name="P24"/>
      <text:p text:style-name="P7"><text:tab/><text:span text:style-name="T6">boolean</text:span></text:p>
      <text:p text:style-name="P7"><text:tab/>→ search(LEFT(P), X) OR search(RIGHT(P), X)</text:p>
      <text:p text:style-name="P25"/>
      <text:p text:style-name="P23">→ <text:span text:style-name="T26">NIL</text:span> /*<text:span text:style-name="T11"> kalau rekursif tidak menemukan</text:span>*/</text:p>
      <text:p text:style-name="Horizontal_20_Line"/>
      <text:p text:style-name="P7">function isSkewLeft(P: BinTree) → boolean</text:p>
      <text:p text:style-name="P2">ALGORITMA</text:p>
      <text:p text:style-name="P10">if P = NIL then</text:p>
      <text:p text:style-name="P10"><text:tab/>→ true //<text:span text:style-name="T11">Anggap empty = skewed</text:span></text:p>
      <text:p text:style-name="P4"><text:span text:style-name="T11"/></text:p>
      <text:p text:style-name="P15">if LEFT(P) = NIL AND RIGHT(P) = NIL then</text:p>
      <text:p text:style-name="P15"><text:tab/>→ true //<text:span text:style-name="T11">Hanya 1 node/leaf node</text:span></text:p>
      <text:p text:style-name="P15"/>
      <text:p text:style-name="P15">if RIGHT(P) not NIL then</text:p>
      <text:p text:style-name="P15"><text:tab/>→ false //<text:span text:style-name="T11">Kalau menemukan anak kanan</text:span></text:p>
      <text:p text:style-name="P15"><text:span text:style-name="T17"/></text:p>
      <text:p text:style-name="P15">→ isSkewLeft(LEFT(P) //<text:span text:style-name="T11">Kalau hanya ada anak kiri</text:span></text:p>
      <text:p text:style-name="P15"><text:span text:style-name="T17"/></text:p>
      <text:p text:style-name="Horizontal_20_Line"><text:tab/></text:p>
      <text:p text:style-name="P8">function isSkew<text:span text:style-name="T16">Right</text:span>(P: BinTree) → boolean</text:p>
      <text:p text:style-name="P3">ALGORITMA</text:p>
      <text:p text:style-name="P10">if P = NIL then</text:p>
      <text:p text:style-name="P10"><text:soft-page-break/><text:tab/>→ true //<text:span text:style-name="T11">Anggap empty = skewed</text:span></text:p>
      <text:p text:style-name="P4"><text:span text:style-name="T11"/></text:p>
      <text:p text:style-name="P15">if LEFT(P) = NIL AND RIGHT(P) = NIL then</text:p>
      <text:p text:style-name="P15"><text:tab/>→ true //<text:span text:style-name="T11">Hanya 1 node/leaf node</text:span></text:p>
      <text:p text:style-name="P15"/>
      <text:p text:style-name="P15">if LEFT(P) not NIL then</text:p>
      <text:p text:style-name="P15"><text:tab/>→ false //<text:span text:style-name="T11">Kalau menemukan anak kiri</text:span></text:p>
      <text:p text:style-name="P15"><text:span text:style-name="T17"/></text:p>
      <text:p text:style-name="P15">→ isSkewRight(RIGHT(P)<text:tab/> //<text:span text:style-name="T11">Kalau hanya ada anak kanan</text:span></text:p>
      <text:p text:style-name="Horizontal_20_Line"/>
      <text:p text:style-name="P20"><text:span text:style-name="T23">function </text:span>level (P: BinTree, X: ElType) → integer</text:p>
      <text:p text:style-name="P21">l : <text:span text:style-name="T24">integer</text:span></text:p>
      <text:p text:style-name="P28">ALGORITMA</text:p>
      <text:p text:style-name="P30">if search(P,X) = false</text:p>
      <text:p text:style-name="P30"><text:tab/>return IDX_UNDE</text:p>
      <text:p text:style-name="P11">if P = NIL then</text:p>
      <text:p text:style-name="P11"><text:tab/>→ -1</text:p>
      <text:p text:style-name="P11">if ROOT(P) = X then</text:p>
      <text:p text:style-name="P11"><text:tab/>return 1</text:p>
      <text:p text:style-name="P11"/>
      <text:p text:style-name="P11">if LEFT(P) not NIL then</text:p>
      <text:p text:style-name="P11"><text:tab/>l ← level(LEFT(P), X)</text:p>
      <text:p text:style-name="P11"><text:tab/>if l not -1 then</text:p>
      <text:p text:style-name="P11"><text:tab/><text:tab/>→ l + 1</text:p>
      <text:p text:style-name="P11">if RIGHT(P) not NIL then</text:p>
      <text:p text:style-name="P11"><text:tab/><text:span text:style-name="T28">r</text:span> ← level(RIGHT(P), X)</text:p>
      <text:p text:style-name="P11"><text:tab/>if <text:span text:style-name="T28">r</text:span> not -1 then</text:p>
      <text:p text:style-name="P11"><text:tab/><text:tab/>→ <text:span text:style-name="T28">r</text:span> + 1</text:p>
      <text:p text:style-name="P11">→ -1</text:p>
      <text:p text:style-name="P11"/>
      <text:p text:style-name="P12">function searchNode(P: BinTree, X: ElType) → Address</text:p>
      <text:p text:style-name="P6">KAMUS</text:p>
      <text:p text:style-name="P12">result, <text:span text:style-name="T25">left, right</text:span> : Address = NIL</text:p>
      <text:p text:style-name="P5">ALGORITMA </text:p>
      <text:p text:style-name="P13">if P = NIL then </text:p>
      <text:p text:style-name="P13"><text:soft-page-break/><text:tab/>→ NIL</text:p>
      <text:p text:style-name="P12">if ROOT(P) = X then</text:p>
      <text:p text:style-name="P12"><text:tab/><text:span text:style-name="T25">result ← P</text:span></text:p>
      <text:p text:style-name="P12"><text:tab/><text:span text:style-name="T25">→ </text:span><text:span text:style-name="T28">result</text:span></text:p>
      <text:p text:style-name="P13">else then</text:p>
      <text:p text:style-name="P13"><text:tab/>left ← searchNode(LEFT(P), X)</text:p>
      <text:p text:style-name="P13"><text:tab/>if left not Nil then</text:p>
      <text:p text:style-name="P13"><text:tab/><text:tab/>→ left</text:p>
      <text:p text:style-name="P13"><text:tab/>else then</text:p>
      <text:p text:style-name="P13"><text:tab/><text:tab/>right ← searchNode(RIGHT(P), X)</text:p>
      <text:p text:style-name="P13"><text:tab/><text:tab/>→ right //bisa Nil</text:p>
      <text:p text:style-name="P30">if … = NIL</text:p>
      <text:p text:style-name="P30">… </text:p>
      <text:p text:style-name="P13"/>
      <text:p text:style-name="P11">procedure addDaun(<text:span text:style-name="T4">input/output</text:span> P: BinTree, <text:span text:style-name="T8">input</text:span><text:span text:style-name="T12"> </text:span><text:span text:style-name="T20">X, Y: Eltype, </text:span><text:span text:style-name="T18">input </text:span><text:span text:style-name="T20">Kiri: boolean)</text:span></text:p>
      <text:p text:style-name="P16">KAMUS</text:p>
      <text:p text:style-name="P12"><text:span text:style-name="T21">xAddr, </text:span><text:span text:style-name="T22">yAddr</text:span><text:span text:style-name="T20">: Address</text:span></text:p>
      <text:p text:style-name="P16">ALGORITMA</text:p>
      <text:p text:style-name="P18">xAddr = searchNode(P, X) </text:p>
      <text:p text:style-name="P34">if(<text:span text:style-name="T29">xAddr = NIL) // ada atau nggak addressnya</text:span></text:p>
      <text:p text:style-name="P34">→ <text:span text:style-name="T29">return</text:span></text:p>
      <text:p text:style-name="P29"><text:span text:style-name="T1">yAddr ← CreateBinTree(Y) //</text:span><text:span text:style-name="T14">Bintree root X dengan kanan kiri Nil</text:span></text:p>
      <text:p text:style-name="P13"><text:span text:style-name="T20">if Kiri then<text:tab/></text:span></text:p>
      <text:p text:style-name="P18"><text:tab/>LEFT(xAddr) ← <text:span text:style-name="T29">yAddr</text:span></text:p>
      <text:p text:style-name="P35">else then</text:p>
      <text:p text:style-name="P35"><text:tab/>RIGHT(xAddr) ← yAddr</text:p>
      <text:p text:style-name="P35"><text:tab/></text:p>
      <text:p text:style-name="P6"><text:span text:style-name="T19"/></text:p>
      <text:p text:style-name="P18">procedure delDaun(input/output P: BinTree, input X: ElType)</text:p>
      <text:p text:style-name="P17">KAMUS</text:p>
      <text:p text:style-name="P17">ALGORITMA</text:p>
      <text:p text:style-name="P19"><text:soft-page-break/>if P ≠ NIL then</text:p>
      <text:p text:style-name="P19"><text:s text:c="4"/>if LEFT(P) = NIL AND RIGHT(P) = NIL AND ROOT(P) = X then</text:p>
      <text:p text:style-name="P19"><text:s text:c="8"/>// Node P adalah daun dengan nilai X</text:p>
      <text:p text:style-name="P19"><text:tab/><text:tab/><text:span text:style-name="T29">free(P)</text:span></text:p>
      <text:p text:style-name="P19"><text:s text:c="8"/>P ← NIL <text:s/>// Hapus node ini (di C: free memory + set pointer to NULL)</text:p>
      <text:p text:style-name="P19"><text:s text:c="4"/>else</text:p>
      <text:p text:style-name="P19"><text:s text:c="8"/>delDaun(LEFT(P), X)</text:p>
      <text:p text:style-name="P19"><text:s text:c="8"/>delDaun(RIGHT(P), X)</text:p>
      <text:p text:style-name="P13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7:03:41.974959233</meta:creation-date>
    <dc:date>2025-06-20T19:05:19.161521006</dc:date>
    <meta:editing-duration>PT5H36M35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4" meta:paragraph-count="106" meta:word-count="443" meta:character-count="2466" meta:non-whitespace-character-count="2028"/>
  </office:meta>
</office:document-meta>
</file>